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ce181e"/>
    </style:style>
    <style:style style:name="P2" style:family="paragraph" style:parent-style-name="Standard">
      <style:text-properties fo:color="#00a65d" officeooo:rsid="0006b612" officeooo:paragraph-rsid="0006b612"/>
    </style:style>
    <style:style style:name="P3" style:family="paragraph" style:parent-style-name="Standard">
      <style:text-properties fo:color="#00a65d" officeooo:rsid="00075bcb" officeooo:paragraph-rsid="00075bcb"/>
    </style:style>
    <style:style style:name="P4" style:family="paragraph" style:parent-style-name="Standard">
      <style:text-properties officeooo:paragraph-rsid="000c763c"/>
    </style:style>
    <style:style style:name="P5" style:family="paragraph" style:parent-style-name="Standard">
      <style:text-properties fo:color="#000000" officeooo:paragraph-rsid="000c763c"/>
    </style:style>
    <style:style style:name="P6" style:family="paragraph" style:parent-style-name="Standard">
      <style:text-properties fo:color="#000000" officeooo:rsid="00075bcb" officeooo:paragraph-rsid="000c763c"/>
    </style:style>
    <style:style style:name="P7" style:family="paragraph" style:parent-style-name="Standard">
      <style:text-properties fo:color="#000000" officeooo:rsid="0006b612" officeooo:paragraph-rsid="000c763c"/>
    </style:style>
    <style:style style:name="P8" style:family="paragraph" style:parent-style-name="Standard">
      <style:paragraph-properties style:line-height-at-least="0.524cm"/>
      <style:text-properties fo:color="#000000" style:font-name="Droid Sans Mono" fo:font-size="10.9499998092651pt" fo:font-weight="normal" fo:background-color="transpa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68</text:p>
      <text:p text:style-name="Standard">71</text:p>
      <text:p text:style-name="Standard">89</text:p>
      <text:p text:style-name="Standard">126</text:p>
      <text:p text:style-name="Standard">134</text:p>
      <text:p text:style-name="Standard">143</text:p>
      <text:p text:style-name="Standard">147</text:p>
      <text:p text:style-name="Standard">151</text:p>
      <text:p text:style-name="Standard">160</text:p>
      <text:p text:style-name="Standard">161</text:p>
      <text:p text:style-name="Standard">162</text:p>
      <text:p text:style-name="Standard">163</text:p>
      <text:p text:style-name="Standard">170</text:p>
      <text:p text:style-name="Standard">171</text:p>
      <text:p text:style-name="Standard">190</text:p>
      <text:p text:style-name="Standard">191</text:p>
      <text:p text:style-name="Standard">199</text:p>
      <text:p text:style-name="Standard">200</text:p>
      <text:p text:style-name="Standard">213</text:p>
      <text:p text:style-name="Standard">269</text:p>
      <text:p text:style-name="Standard">270</text:p>
      <text:p text:style-name="Standard">271</text:p>
      <text:p text:style-name="P1">289</text:p>
      <text:p text:style-name="P1">290</text:p>
      <text:p text:style-name="P1">291</text:p>
      <text:p text:style-name="P1">292</text:p>
      <text:p text:style-name="P1">293</text:p>
      <text:p text:style-name="P1">294</text:p>
      <text:p text:style-name="P1">295</text:p>
      <text:p text:style-name="P1">296</text:p>
      <text:p text:style-name="P1">297</text:p>
      <text:p text:style-name="P1">298</text:p>
      <text:p text:style-name="P1">299</text:p>
      <text:p text:style-name="P1">300</text:p>
      <text:p text:style-name="P1">301</text:p>
      <text:p text:style-name="Standard">331</text:p>
      <text:p text:style-name="Standard">339</text:p>
      <text:p text:style-name="Standard">340</text:p>
      <text:p text:style-name="Standard">348</text:p>
      <text:p text:style-name="P2">397</text:p>
      <text:p text:style-name="Standard">398</text:p>
      <text:p text:style-name="Standard">409</text:p>
      <text:p text:style-name="Standard">434</text:p>
      <text:p text:style-name="P1">445</text:p>
      <text:p text:style-name="P1">446</text:p>
      <text:p text:style-name="P1">447</text:p>
      <text:p text:style-name="P1">448</text:p>
      <text:p text:style-name="P1">449</text:p>
      <text:p text:style-name="P1">450</text:p>
      <text:p text:style-name="P1">451</text:p>
      <text:p text:style-name="P1">452</text:p>
      <text:p text:style-name="P1">453</text:p>
      <text:p text:style-name="P1"><text:soft-page-break/>454</text:p>
      <text:p text:style-name="P1">455</text:p>
      <text:p text:style-name="P1">456</text:p>
      <text:p text:style-name="P1">457</text:p>
      <text:p text:style-name="P1">458</text:p>
      <text:p text:style-name="P1">459</text:p>
      <text:p text:style-name="P1">460</text:p>
      <text:p text:style-name="P1">461</text:p>
      <text:p text:style-name="P2">465</text:p>
      <text:p text:style-name="Standard">466</text:p>
      <text:p text:style-name="Standard">467</text:p>
      <text:p text:style-name="Standard">545</text:p>
      <text:p text:style-name="P2">558</text:p>
      <text:p text:style-name="P2">559</text:p>
      <text:p text:style-name="P2">561</text:p>
      <text:p text:style-name="P2">562</text:p>
      <text:p text:style-name="Standard">563</text:p>
      <text:p text:style-name="Standard">564</text:p>
      <text:p text:style-name="Standard">565</text:p>
      <text:p text:style-name="Standard">566</text:p>
      <text:p text:style-name="P2">567</text:p>
      <text:p text:style-name="P2">568</text:p>
      <text:p text:style-name="Standard">570</text:p>
      <text:p text:style-name="Standard">574</text:p>
      <text:p text:style-name="P2">577</text:p>
      <text:p text:style-name="P2">578</text:p>
      <text:p text:style-name="Standard">579</text:p>
      <text:p text:style-name="Standard">585</text:p>
      <text:p text:style-name="Standard">586</text:p>
      <text:p text:style-name="Standard">604</text:p>
      <text:p text:style-name="Standard">612</text:p>
      <text:p text:style-name="P1">636</text:p>
      <text:p text:style-name="P1">637</text:p>
      <text:p text:style-name="P1">638</text:p>
      <text:p text:style-name="P1">639</text:p>
      <text:p text:style-name="Standard">640</text:p>
      <text:p text:style-name="Standard">644</text:p>
      <text:p text:style-name="P2">646</text:p>
      <text:p text:style-name="P2">647</text:p>
      <text:p text:style-name="P2">648</text:p>
      <text:p text:style-name="Standard">649</text:p>
      <text:p text:style-name="Standard">650</text:p>
      <text:p text:style-name="Standard">651</text:p>
      <text:p text:style-name="Standard">653</text:p>
      <text:p text:style-name="Standard">661</text:p>
      <text:p text:style-name="P2">662</text:p>
      <text:p text:style-name="Standard">663</text:p>
      <text:p text:style-name="Standard">664</text:p>
      <text:p text:style-name="P2">665</text:p>
      <text:p text:style-name="P2">666</text:p>
      <text:p text:style-name="Standard">667</text:p>
      <text:p text:style-name="Standard">668</text:p>
      <text:p text:style-name="Standard"><text:soft-page-break/>674</text:p>
      <text:p text:style-name="Standard">675</text:p>
      <text:p text:style-name="Standard">711</text:p>
      <text:p text:style-name="Standard">712</text:p>
      <text:p text:style-name="Standard">713</text:p>
      <text:p text:style-name="Standard">714</text:p>
      <text:p text:style-name="Standard">715</text:p>
      <text:p text:style-name="Standard">716</text:p>
      <text:p text:style-name="Standard">721</text:p>
      <text:p text:style-name="Standard">722</text:p>
      <text:p text:style-name="Standard">723</text:p>
      <text:p text:style-name="Standard">724</text:p>
      <text:p text:style-name="P3">725</text:p>
      <text:p text:style-name="Standard">727</text:p>
      <text:p text:style-name="P3">728</text:p>
      <text:p text:style-name="Standard">729</text:p>
      <text:p text:style-name="Standard">730</text:p>
      <text:p text:style-name="Standard">738</text:p>
      <text:p text:style-name="Standard">739</text:p>
      <text:p text:style-name="Standard">740</text:p>
      <text:p text:style-name="Standard">741</text:p>
      <text:p text:style-name="Standard">744</text:p>
      <text:p text:style-name="Standard">745</text:p>
      <text:p text:style-name="Standard">761</text:p>
      <text:p text:style-name="Standard">762</text:p>
      <text:p text:style-name="Standard">766</text:p>
      <text:p text:style-name="P3">769</text:p>
      <text:p text:style-name="P3">778</text:p>
      <text:p text:style-name="P3">779</text:p>
      <text:p text:style-name="Standard">780</text:p>
      <text:p text:style-name="Standard">782</text:p>
      <text:p text:style-name="P3">783</text:p>
      <text:p text:style-name="P3">784</text:p>
      <text:p text:style-name="P3">785</text:p>
      <text:p text:style-name="P3">786</text:p>
      <text:p text:style-name="Standard">787</text:p>
      <text:p text:style-name="P3">795</text:p>
      <text:p text:style-name="P3">798</text:p>
      <text:p text:style-name="P3">799</text:p>
      <text:p text:style-name="Standard">800</text:p>
      <text:p text:style-name="Standard">802</text:p>
      <text:p text:style-name="P3">803</text:p>
      <text:p text:style-name="P3">804</text:p>
      <text:p text:style-name="Standard">813</text:p>
      <text:p text:style-name="Standard">814</text:p>
      <text:p text:style-name="Standard">815</text:p>
      <text:p text:style-name="Standard">817</text:p>
      <text:p text:style-name="Standard">818</text:p>
      <text:p text:style-name="Standard">819</text:p>
      <text:p text:style-name="Standard">823</text:p>
      <text:p text:style-name="Standard">825</text:p>
      <text:p text:style-name="Standard">842</text:p>
      <text:p text:style-name="Standard"><text:soft-page-break/>843</text:p>
      <text:p text:style-name="Standard">844</text:p>
      <text:p text:style-name="Standard">848</text:p>
      <text:p text:style-name="Standard">849</text:p>
      <text:p text:style-name="Standard">852</text:p>
      <text:p text:style-name="Standard">853</text:p>
      <text:p text:style-name="Standard">870</text:p>
      <text:p text:style-name="P3">871</text:p>
      <text:p text:style-name="Standard">872</text:p>
      <text:p text:style-name="Standard">874</text:p>
      <text:p text:style-name="Standard">875</text:p>
      <text:p text:style-name="Standard">876</text:p>
      <text:p text:style-name="Standard">884</text:p>
      <text:p text:style-name="Standard">885</text:p>
      <text:p text:style-name="Standard">886</text:p>
      <text:p text:style-name="Standard">888</text:p>
      <text:p text:style-name="Standard">889</text:p>
      <text:p text:style-name="Standard">890</text:p>
      <text:p text:style-name="Standard">912</text:p>
      <text:p text:style-name="Standard">913</text:p>
      <text:p text:style-name="Standard">916</text:p>
      <text:p text:style-name="Standard">917</text:p>
      <text:p text:style-name="Standard">963</text:p>
      <text:p text:style-name="Standard">964</text:p>
      <text:p text:style-name="Standard">965</text:p>
      <text:p text:style-name="Standard">966</text:p>
      <text:p text:style-name="Standard">968</text:p>
      <text:p text:style-name="Standard">969</text:p>
      <text:p text:style-name="Standard">970</text:p>
      <text:p text:style-name="Standard">972</text:p>
      <text:p text:style-name="Standard">973</text:p>
      <text:p text:style-name="Standard">976</text:p>
      <text:p text:style-name="Standard">977</text:p>
      <text:p text:style-name="Standard">980</text:p>
      <text:p text:style-name="Standard">981</text:p>
      <text:p text:style-name="Standard">982</text:p>
      <text:p text:style-name="Standard"/>
      <text:p text:style-name="P4">68</text:p>
      <text:p text:style-name="P4">71</text:p>
      <text:p text:style-name="P4">89</text:p>
      <text:p text:style-name="P4">126</text:p>
      <text:p text:style-name="P4">134</text:p>
      <text:p text:style-name="P4">143</text:p>
      <text:p text:style-name="P4">147</text:p>
      <text:p text:style-name="P4">151</text:p>
      <text:p text:style-name="P4">160</text:p>
      <text:p text:style-name="P4">161</text:p>
      <text:p text:style-name="P4">162</text:p>
      <text:p text:style-name="P4">163</text:p>
      <text:p text:style-name="P4">170</text:p>
      <text:p text:style-name="P4">171</text:p>
      <text:p text:style-name="P4">190</text:p>
      <text:p text:style-name="P4"><text:soft-page-break/>191</text:p>
      <text:p text:style-name="P5">199</text:p>
      <text:p text:style-name="P5">200</text:p>
      <text:p text:style-name="P5">213</text:p>
      <text:p text:style-name="P5">269</text:p>
      <text:p text:style-name="P5">270</text:p>
      <text:p text:style-name="P5">271</text:p>
      <text:p text:style-name="P5">331</text:p>
      <text:p text:style-name="P5">339</text:p>
      <text:p text:style-name="P5">340</text:p>
      <text:p text:style-name="P5">348</text:p>
      <text:p text:style-name="P7">397</text:p>
      <text:p text:style-name="P5">398</text:p>
      <text:p text:style-name="P5">409</text:p>
      <text:p text:style-name="P5">434</text:p>
      <text:p text:style-name="P7">465</text:p>
      <text:p text:style-name="P5">466</text:p>
      <text:p text:style-name="P5">467</text:p>
      <text:p text:style-name="P5">545</text:p>
      <text:p text:style-name="P7">558</text:p>
      <text:p text:style-name="P7">559</text:p>
      <text:p text:style-name="P7">561</text:p>
      <text:p text:style-name="P7">562</text:p>
      <text:p text:style-name="P5">563</text:p>
      <text:p text:style-name="P5">564</text:p>
      <text:p text:style-name="P5">565</text:p>
      <text:p text:style-name="P5">566</text:p>
      <text:p text:style-name="P7">567</text:p>
      <text:p text:style-name="P7">568</text:p>
      <text:p text:style-name="P5">570</text:p>
      <text:p text:style-name="P5">574</text:p>
      <text:p text:style-name="P7">577</text:p>
      <text:p text:style-name="P7">578</text:p>
      <text:p text:style-name="P5">579</text:p>
      <text:p text:style-name="P5">585</text:p>
      <text:p text:style-name="P5">586</text:p>
      <text:p text:style-name="P5">604</text:p>
      <text:p text:style-name="P5">612</text:p>
      <text:p text:style-name="P5">640</text:p>
      <text:p text:style-name="P5">644</text:p>
      <text:p text:style-name="P7">646</text:p>
      <text:p text:style-name="P7">647</text:p>
      <text:p text:style-name="P7">648</text:p>
      <text:p text:style-name="P5">649</text:p>
      <text:p text:style-name="P5">650</text:p>
      <text:p text:style-name="P5">651</text:p>
      <text:p text:style-name="P5">653</text:p>
      <text:p text:style-name="P5">661</text:p>
      <text:p text:style-name="P7">662</text:p>
      <text:p text:style-name="P5">663</text:p>
      <text:p text:style-name="P5">664</text:p>
      <text:p text:style-name="P7">665</text:p>
      <text:p text:style-name="P7"><text:soft-page-break/>666</text:p>
      <text:p text:style-name="P5">667</text:p>
      <text:p text:style-name="P5">668</text:p>
      <text:p text:style-name="P5">674</text:p>
      <text:p text:style-name="P5">675</text:p>
      <text:p text:style-name="P5">711</text:p>
      <text:p text:style-name="P5">712</text:p>
      <text:p text:style-name="P5">713</text:p>
      <text:p text:style-name="P5">714</text:p>
      <text:p text:style-name="P5">715</text:p>
      <text:p text:style-name="P5">716</text:p>
      <text:p text:style-name="P5">721</text:p>
      <text:p text:style-name="P5">722</text:p>
      <text:p text:style-name="P5">723</text:p>
      <text:p text:style-name="P5">724</text:p>
      <text:p text:style-name="P6">725</text:p>
      <text:p text:style-name="P5">727</text:p>
      <text:p text:style-name="P6">728</text:p>
      <text:p text:style-name="P5">729</text:p>
      <text:p text:style-name="P5">730</text:p>
      <text:p text:style-name="P5">738</text:p>
      <text:p text:style-name="P5">739</text:p>
      <text:p text:style-name="P5">740</text:p>
      <text:p text:style-name="P5">741</text:p>
      <text:p text:style-name="P5">744</text:p>
      <text:p text:style-name="P5">745</text:p>
      <text:p text:style-name="P5">761</text:p>
      <text:p text:style-name="P5">762</text:p>
      <text:p text:style-name="P5">766</text:p>
      <text:p text:style-name="P6">769</text:p>
      <text:p text:style-name="P6">778</text:p>
      <text:p text:style-name="P6">779</text:p>
      <text:p text:style-name="P5">780</text:p>
      <text:p text:style-name="P5">782</text:p>
      <text:p text:style-name="P6">783</text:p>
      <text:p text:style-name="P6">784</text:p>
      <text:p text:style-name="P6">785</text:p>
      <text:p text:style-name="P6">786</text:p>
      <text:p text:style-name="P5">787</text:p>
      <text:p text:style-name="P6">795</text:p>
      <text:p text:style-name="P6">798</text:p>
      <text:p text:style-name="P6">799</text:p>
      <text:p text:style-name="P5">800</text:p>
      <text:p text:style-name="P5">802</text:p>
      <text:p text:style-name="P6">803</text:p>
      <text:p text:style-name="P6">804</text:p>
      <text:p text:style-name="P4">813</text:p>
      <text:p text:style-name="P4">814</text:p>
      <text:p text:style-name="P4">815</text:p>
      <text:p text:style-name="P4">817</text:p>
      <text:p text:style-name="P4">818</text:p>
      <text:p text:style-name="P4">819</text:p>
      <text:p text:style-name="P4"><text:soft-page-break/>823</text:p>
      <text:p text:style-name="P4">825</text:p>
      <text:p text:style-name="P4">842</text:p>
      <text:p text:style-name="P4">843</text:p>
      <text:p text:style-name="P4">844</text:p>
      <text:p text:style-name="P4">848</text:p>
      <text:p text:style-name="P4">849</text:p>
      <text:p text:style-name="P4">852</text:p>
      <text:p text:style-name="P4">853</text:p>
      <text:p text:style-name="P5">870</text:p>
      <text:p text:style-name="P6">871</text:p>
      <text:p text:style-name="P4">872</text:p>
      <text:p text:style-name="P4">874</text:p>
      <text:p text:style-name="P4">875</text:p>
      <text:p text:style-name="P4">876</text:p>
      <text:p text:style-name="P4">884</text:p>
      <text:p text:style-name="P4">885</text:p>
      <text:p text:style-name="P4">886</text:p>
      <text:p text:style-name="P4">888</text:p>
      <text:p text:style-name="P4">889</text:p>
      <text:p text:style-name="P4">890</text:p>
      <text:p text:style-name="P4">912</text:p>
      <text:p text:style-name="P4">913</text:p>
      <text:p text:style-name="P4">916</text:p>
      <text:p text:style-name="P4">917</text:p>
      <text:p text:style-name="P4">963</text:p>
      <text:p text:style-name="P4">964</text:p>
      <text:p text:style-name="P4">965</text:p>
      <text:p text:style-name="P4">966</text:p>
      <text:p text:style-name="P4">968</text:p>
      <text:p text:style-name="P4">969</text:p>
      <text:p text:style-name="P4">970</text:p>
      <text:p text:style-name="P4">972</text:p>
      <text:p text:style-name="P4">973</text:p>
      <text:p text:style-name="P4">976</text:p>
      <text:p text:style-name="P4">977</text:p>
      <text:p text:style-name="P4">980</text:p>
      <text:p text:style-name="P4">981</text:p>
      <text:p text:style-name="P4">982</text:p>
      <text:p text:style-name="Standard"/>
      <text:p text:style-name="P8">68,71,89,126,134,143,147,151,160,161,162,163,170,171,190,191,199,200,213,269,270,271,331,339,340,348,397,398,409,434,465,466,467,545,558,559,561,562,563,564,565,566,567,568,570,574,577,578,579,585,586,604,612,640,644,646,647,648,649,650,651,653,661,662,663,664,665,666,667,668,674,675,711,712,713,714,715,716,721,722,723,724,725,727,728,729,730,738,739,740,741,744,745,761,762,766,769,778,779,780,782,783,784,785,786,787,795,798,799,800,802,803,804,813,814,815,817,818,819,823,825,842,843,844,848,849,852,853,870,871,872,874,875,876,884,885,886,888,889,890,912,913,916,917,963,964,965,966,968,969,970,972,973,976,977,980,981,982</text:p>
      <text:p text:style-name="P8"/>
      <text:p text:style-name="P8"/>
      <text:p text:style-name="P8"/>
      <text:p text:style-name="P8"><text:soft-page-break/>3.2234</text:p>
      <text:p text:style-name="P8">3.1408000000000005</text:p>
      <text:p text:style-name="P8">3.2852</text:p>
      <text:p text:style-name="P8">3.1408000000000005</text:p>
      <text:p text:style-name="P8">2.7838000000000003</text:p>
      <text:p text:style-name="P8">2.6394</text:p>
      <text:p text:style-name="P8">3.0658</text:p>
      <text:p text:style-name="P8">3.0658</text:p>
      <text:p text:style-name="P8">3.0658</text:p>
      <text:p text:style-name="P8">3.0658</text:p>
      <text:p text:style-name="P8">3.0658</text:p>
      <text:p text:style-name="P8">2.9202000000000004</text:p>
      <text:p text:style-name="P8">2.9202000000000004</text:p>
      <text:p text:style-name="P8">2.9202000000000004</text:p>
      <text:p text:style-name="P8">2.9202000000000004</text:p>
      <text:p text:style-name="P8">2.9202000000000004</text:p>
      <text:p text:style-name="P8">2.9202000000000004</text:p>
      <text:p text:style-name="P8">2.9202000000000004</text:p>
      <text:p text:style-name="P8">2.9202000000000004</text:p>
      <text:p text:style-name="P8">2.9202000000000004</text:p>
      <text:p text:style-name="P8">2.9202000000000004</text:p>
      <text:p text:style-name="P8">2.9202000000000004</text:p>
      <text:p text:style-name="P8">3.0658</text:p>
      <text:p text:style-name="P8">3.0658</text:p>
      <text:p text:style-name="P8">2.7036000000000002</text:p>
      <text:p text:style-name="P8">3.2744</text:p>
      <text:p text:style-name="P8">3.2744</text:p>
      <text:p text:style-name="P8">3.2744</text:p>
      <text:p text:style-name="P8">2.7036000000000002</text:p>
      <text:p text:style-name="P8">2.7036000000000002</text:p>
      <text:p text:style-name="P8">3.9202</text:p>
      <text:p text:style-name="P8">3.9334</text:p>
      <text:p text:style-name="P8">4.4319999999999995</text:p>
      <text:p text:style-name="P8">5.786199999999999</text:p>
      <text:p text:style-name="P8">5.4974</text:p>
      <text:p text:style-name="P8">5.4974</text:p>
      <text:p text:style-name="P8">5.4974</text:p>
      <text:p text:style-name="P8">5.4974</text:p>
      <text:p text:style-name="P8">5.4974</text:p>
      <text:p text:style-name="P8">5.786199999999999</text:p>
      <text:p text:style-name="P8">4.4319999999999995</text:p>
      <text:p text:style-name="P8">4.8612</text:p>
      <text:p text:style-name="P8">4.8612</text:p>
      <text:p text:style-name="P8">4.4319999999999995</text:p>
      <text:p text:style-name="P8">4.287599999999999</text:p>
      <text:p text:style-name="P8">4.7862</text:p>
      <text:p text:style-name="P8">4.7862</text:p>
      <text:p text:style-name="P8">4.7862</text:p>
      <text:p text:style-name="P8">4.7862</text:p>
      <text:p text:style-name="P8"><text:soft-page-break/>4.7862</text:p>
      <text:p text:style-name="P8">4.7862</text:p>
      <text:p text:style-name="P8">4.7862</text:p>
      <text:p text:style-name="P8">4.7862</text:p>
      <text:p text:style-name="P8">4.7862</text:p>
      <text:p text:style-name="P8">4.7862</text:p>
      <text:p text:style-name="P8">4.7862</text:p>
      <text:p text:style-name="P8">4.7862</text:p>
      <text:p text:style-name="P8">4.7862</text:p>
      <text:p text:style-name="P8">4.7862</text:p>
      <text:p text:style-name="P8">4.7862</text:p>
      <text:p text:style-name="P8">4.7862</text:p>
      <text:p text:style-name="P8">4.7862</text:p>
      <text:p text:style-name="P8">4.7862</text:p>
      <text:p text:style-name="P8">4.7862</text:p>
      <text:p text:style-name="P8">4.7862</text:p>
      <text:p text:style-name="P8">4.7862</text:p>
      <text:p text:style-name="P8">4.7862</text:p>
      <text:p text:style-name="P8">37.1126</text:p>
      <text:p text:style-name="P8">4.7862</text:p>
      <text:p text:style-name="P8">4.5736</text:p>
      <text:p text:style-name="P8">4.7862</text:p>
      <text:p text:style-name="P8">48.115</text:p>
      <text:p text:style-name="P8">5.4962</text:p>
      <text:p text:style-name="P8">5.9226</text:p>
      <text:p text:style-name="P8">5.9226</text:p>
      <text:p text:style-name="P8">2.7862</text:p>
      <text:p text:style-name="P8">2.7862</text:p>
      <text:p text:style-name="P8">2.7862</text:p>
      <text:p text:style-name="P8">2.7862</text:p>
      <text:p text:style-name="P8">2.7862</text:p>
      <text:p text:style-name="P8">2.7862</text:p>
      <text:p text:style-name="P8">2.2102</text:p>
      <text:p text:style-name="P8">2.3546</text:p>
      <text:p text:style-name="P8">2.3546</text:p>
      <text:p text:style-name="P8">2.3546</text:p>
      <text:p text:style-name="P8">2.3546</text:p>
      <text:p text:style-name="P8">2.3546</text:p>
      <text:p text:style-name="P8">2.3546</text:p>
      <text:p text:style-name="P8">2.3546</text:p>
      <text:p text:style-name="P8">53.64</text:p>
      <text:p text:style-name="P8">2.432</text:p>
      <text:p text:style-name="P8">2.3546</text:p>
      <text:p text:style-name="P8">2.4188</text:p>
      <text:p text:style-name="P8">2.4188</text:p>
      <text:p text:style-name="P8">2.3518</text:p>
      <text:p text:style-name="P8">2.3518</text:p>
      <text:p text:style-name="P8">2.3518</text:p>
      <text:p text:style-name="P8">2.3518</text:p>
      <text:p text:style-name="P8"><text:soft-page-break/>2.3518</text:p>
      <text:p text:style-name="P8">2.3518</text:p>
      <text:p text:style-name="P8">2.3518</text:p>
      <text:p text:style-name="P8">2.3518</text:p>
      <text:p text:style-name="P8">2.3518</text:p>
      <text:p text:style-name="P8">2.3518</text:p>
      <text:p text:style-name="P8">3.4961999999999995</text:p>
      <text:p text:style-name="P8">2.9976</text:p>
      <text:p text:style-name="P8">3.4320000000000004</text:p>
      <text:p text:style-name="P8">3.8612</text:p>
      <text:p text:style-name="P8">3.8612</text:p>
      <text:p text:style-name="P8">4.2863999999999995</text:p>
      <text:p text:style-name="P8">3.8612</text:p>
      <text:p text:style-name="P8">3.8612</text:p>
      <text:p text:style-name="P8">3.8612</text:p>
      <text:p text:style-name="P8">3.4320000000000004</text:p>
      <text:p text:style-name="P8">3.4320000000000004</text:p>
      <text:p text:style-name="P8">3.4320000000000004</text:p>
      <text:p text:style-name="P8">2.432</text:p>
      <text:p text:style-name="P8">2.432</text:p>
      <text:p text:style-name="P8">2.432</text:p>
      <text:p text:style-name="P8">2.432</text:p>
      <text:p text:style-name="P8">2.432</text:p>
      <text:p text:style-name="P8">2.432</text:p>
      <text:p text:style-name="P8">2.432</text:p>
      <text:p text:style-name="P8">2.432</text:p>
      <text:p text:style-name="P8">2.432</text:p>
      <text:p text:style-name="P8">2.432</text:p>
      <text:p text:style-name="P8">208.73939999999996</text:p>
      <text:p text:style-name="P8">2.8663999999999996</text:p>
      <text:p text:style-name="P8">2.4412</text:p>
      <text:p text:style-name="P8">3.3638000000000003</text:p>
      <text:p text:style-name="P8">3.3638000000000003</text:p>
      <text:p text:style-name="P8">3.3638000000000003</text:p>
      <text:p text:style-name="P8">3.3638000000000003</text:p>
      <text:p text:style-name="P8">3.3638000000000003</text:p>
      <text:p text:style-name="P8">65.565</text:p>
      <text:p text:style-name="P8">5.144399999999999</text:p>
      <text:p text:style-name="P8">6.1444</text:p>
      <text:p text:style-name="P8">6.0</text:p>
      <text:p text:style-name="P8">6.0</text:p>
      <text:p text:style-name="P8">6.0</text:p>
      <text:p text:style-name="P8">6.0</text:p>
      <text:p text:style-name="P8">6.0</text:p>
      <text:p text:style-name="P8">6.0</text:p>
      <text:p text:style-name="P8">123.46859999999998</text:p>
      <text:p text:style-name="P8">6.0</text:p>
      <text:p text:style-name="P8">6.0</text:p>
      <text:p text:style-name="P8">6.0</text:p>
      <text:p text:style-name="P8"><text:soft-page-break/>245.2638</text:p>
      <text:p text:style-name="P8">4.6418</text:p>
      <text:p text:style-name="P8">5.4962</text:p>
      <text:p text:style-name="P8">5.4962</text:p>
      <text:p text:style-name="P8">156.04739999999998</text:p>
      <text:p text:style-name="P8">7.2194</text:p>
      <text:p text:style-name="P8">7.2194</text:p>
      <text:p text:style-name="P8">7.2194</text:p>
      <text:p text:style-name="P8">7.2194</text:p>
      <text:p text:style-name="P8">7.2194</text:p>
      <text:p text:style-name="P8">7.2194</text:p>
      <text:p text:style-name="P8">7.2194</text:p>
      <text:p text:style-name="P8">7.2194</text:p>
      <text:p text:style-name="P8">7.42</text:p>
      <text:p text:style-name="P8">7.42</text:p>
      <text:p text:style-name="P8">150.1782</text:p>
      <text:p text:style-name="P8">14.8516</text:p>
      <text:p text:style-name="P8">14.431999999999999</text:p>
      <text:p text:style-name="P8">14.431999999999999</text:p>
      <text:p text:style-name="P8">14.431999999999999</text:p>
      <text:p text:style-name="P8">14.431999999999999</text:p>
      <text:p text:style-name="P8">14.431999999999999</text:p>
      <text:p text:style-name="P8">14.431999999999999</text:p>
      <text:p text:style-name="P8">215.10679999999996</text:p>
      <text:p text:style-name="P8">215.10679999999996</text:p>
      <text:p text:style-name="P8">13.6418</text:p>
      <text:p text:style-name="P8">14.641799999999998</text:p>
      <text:p text:style-name="P8">14.641799999999998</text:p>
      <text:p text:style-name="P8">14.641799999999998</text:p>
      <text:p text:style-name="P8">14.641799999999998</text:p>
      <text:p text:style-name="P8">14.641799999999998</text:p>
      <text:p text:style-name="P8">14.641799999999998</text:p>
      <text:p text:style-name="P8">14.641799999999998</text:p>
      <text:p text:style-name="P8">14.641799999999998</text:p>
      <text:p text:style-name="P8">11.6418</text:p>
      <text:p text:style-name="P8">8.0762</text:p>
      <text:p text:style-name="P8">8.0762</text:p>
      <text:p text:style-name="P8">8.0762</text:p>
      <text:p text:style-name="P8">8.0762</text:p>
      <text:p text:style-name="P8">8.0762</text:p>
      <text:p text:style-name="P8">/usr/bin/python /home/students/jhuang/Videocoding/shotboundary.py --video vtest.mp4 --output output</text:p>
      <text:p text:style-name="P8">[INFO] saving 0.png</text:p>
      <text:p text:style-name="P8">[INFO] saving 1.png</text:p>
      <text:p text:style-name="P8">[INFO] saving 2.png</text:p>
      <text:p text:style-name="P8">[INFO] saving 3.png</text:p>
      <text:p text:style-name="P8">[INFO] saving 4.png</text:p>
      <text:p text:style-name="P8">[INFO] saving 5.png</text:p>
      <text:p text:style-name="P8">[INFO] saving 6.png</text:p>
      <text:p text:style-name="P8"><text:soft-page-break/>[INFO] saving 7.png</text:p>
      <text:p text:style-name="P8">[INFO] saving 8.png</text:p>
      <text:p text:style-name="P8">[INFO] saving 9.png</text:p>
      <text:p text:style-name="P8">[INFO] saving 10.png</text:p>
      <text:p text:style-name="P8">[INFO] saving 11.png</text:p>
      <text:p text:style-name="P8">[INFO] saving 12.png</text:p>
      <text:p text:style-name="P8">[INFO] saving 13.png</text:p>
      <text:p text:style-name="P8">[INFO] saving 14.png</text:p>
      <text:p text:style-name="P8">[INFO] saving 15.p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2:10:04.172417752</meta:creation-date>
    <dc:date>2019-08-27T15:14:08.084578919</dc:date>
    <meta:editing-duration>PT3H18M1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2" meta:paragraph-count="555" meta:word-count="594" meta:character-count="3824" meta:non-whitespace-character-count="3787"/>
  </office:meta>
</office:document-meta>
</file>